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47.74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42.75pt"/>
    </style:style>
    <style:style style:name="co6" style:family="table-column">
      <style:table-column-properties fo:break-before="auto" style:column-width="241.51pt"/>
    </style:style>
    <style:style style:name="co7" style:family="table-column">
      <style:table-column-properties fo:break-before="auto" style:column-width="310.9pt"/>
    </style:style>
    <style:style style:name="co8" style:family="table-column">
      <style:table-column-properties fo:break-before="auto" style:column-width="248.26pt"/>
    </style:style>
    <style:style style:name="co9" style:family="table-column">
      <style:table-column-properties fo:break-before="auto" style:column-width="240.75pt"/>
    </style:style>
    <style:style style:name="co10" style:family="table-column">
      <style:table-column-properties fo:break-before="auto" style:column-width="5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4.6pt" fo:break-before="auto" style:use-optimal-row-height="fals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2" style:family="table-cell" style:parent-style-name="Default" style:data-style-name="N0">
      <style:table-cell-properties fo:background-color="#66ccff" style:text-align-source="fix" style:repeat-content="false" style:vertical-align="middle"/>
      <style:paragraph-properties fo:text-align="center"/>
      <style:text-properties fo:color="#ffffff" style:font-name="DejaVu Sans" fo:font-weight="bold" style:font-name-asian="DejaVu Sans" style:font-weight-asian="bold" style:font-name-complex="DejaVu Sans" style:font-weight-complex="bold"/>
    </style:style>
    <style:style style:name="ce3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ext-properties style:font-name="DejaVu Sans" style:font-name-asian="DejaVu Sans" style:font-name-complex="DejaVu Sans"/>
    </style:style>
    <style:style style:name="ce5" style:family="table-cell" style:parent-style-name="Default" style:data-style-name="N0">
      <style:table-cell-properties fo:background-color="#66ccff" style:vertical-align="middle"/>
      <style:text-properties fo:color="#ffffff" style:font-name="DejaVu Sans" fo:font-weight="bold" style:font-name-asian="DejaVu Sans" style:font-weight-asian="bold" style:font-name-complex="DejaVu Sans" style:font-weight-complex="bold"/>
    </style:style>
    <style:style style:name="ce6" style:family="table-cell" style:parent-style-name="Default" style:data-style-name="N0">
      <style:table-cell-properties fo:background-color="#ff6600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ff00cc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style:vertical-align="automatic"/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/>
      <table:table table:name="Schema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008" table:default-cell-style-name="ce4"/>
        <table:table-column table:style-name="co10" table:default-cell-style-name="ce4"/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ROUP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PRODUCT</text:p>
          </table:table-cell>
          <table:covered-table-cell table:number-columns-repeated="2"/>
          <table:table-cell/>
          <table:table-cell table:style-name="ce2" office:value-type="string" calcext:value-type="string" table:number-columns-spanned="2" table:number-rows-spanned="1">
            <text:p>PRODUCT ISSU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ISSUE</text:p>
          </table:table-cell>
          <table:covered-table-cell/>
          <table:table-cell table:style-name="ce5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 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Product ID</text:p>
          </table:table-cell>
          <table:table-cell table:style-name="ce2" office:value-type="string" calcext:value-type="string">
            <text:p>ISSUE 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Troubleshooting</text:p>
          </table:table-cell>
          <table:table-cell table:style-name="ce5" office:value-type="string" calcext:value-type="string">
            <text:p>solution</text:p>
          </table:table-cell>
          <table:table-cell table:number-columns-repeated="100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aushaltsgerät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albautomaten / Vollautomate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rührgruppe geht nicht rein.</text:p>
          </table:table-cell>
          <table:table-cell office:value-type="string" calcext:value-type="string">
            <text:p>Ist die Brühgruppe auf Grundposition? </text:p>
          </table:table-cell>
          <table:table-cell office:value-type="string" calcext:value-type="string">
            <text:p>Brühgruppe auf Grundposition eingestellt</text:p>
          </table:table-cell>
          <table:table-cell office:value-type="string" calcext:value-type="string">
            <text:p>Problem behoben und erfolgreich neu versucht.</text:p>
          </table:table-cell>
          <table:table-cell table:number-columns-repeated="100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vent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ilterkaffe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rührgruppe geht nicht rein.</text:p>
          </table:table-cell>
          <table:table-cell office:value-type="string" calcext:value-type="string">
            <text:p>Ist der Hebel an der Hinterseite oben?</text:p>
          </table:table-cell>
          <table:table-cell office:value-type="string" calcext:value-type="string">
            <text:p>Hebel nach oben gezogen</text:p>
          </table:table-cell>
          <table:table-cell office:value-type="string" calcext:value-type="string">
            <text:p>Problem behoben und erfolgreich neu versucht.</text:p>
          </table:table-cell>
          <table:table-cell table:number-columns-repeated="100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Körperpfleg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nseo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Brührgruppe geht nicht raus.</text:p>
          </table:table-cell>
          <table:table-cell office:value-type="string" calcext:value-type="string">
            <text:p>Wurde das Gerät bereits neugestartet?</text:p>
          </table:table-cell>
          <table:table-cell office:value-type="string" calcext:value-type="string">
            <text:p>Alle Teile entfernt, Gerät vom Strom genommen und neugestartet.</text:p>
          </table:table-cell>
          <table:table-cell office:value-type="string" calcext:value-type="string">
            <text:p>Problem behoben und erfolgreich neu versucht.</text:p>
          </table:table-cell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Gesundheit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irfry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rühgruppe geht nicht raus (Nach neustart)</text:p>
          </table:table-cell>
          <table:table-cell office:value-type="string" calcext:value-type="string">
            <text:p>Gibt die Maschiene Geräusche von sich? "Ja/Nein"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erät zur Reparatur eingesendet.</text:p>
          </table:table-cell>
          <table:table-cell table:number-columns-repeated="100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Referral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xer / Entsaft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Abtropfschale lässt sich nicht mehr einsetze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e Teile entfernt, Gerät vom Strom genommen Mikroschalter betätigt und neugestartet.</text:p>
          </table:table-cell>
          <table:table-cell office:value-type="string" calcext:value-type="string">
            <text:p>Problem behoben und Abtropfschale erfolgreich eingesetzt.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Promotion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odenpfleg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Fehlermeldung</text:p>
          </table:table-cell>
          <table:table-cell office:value-type="string" calcext:value-type="string">
            <text:p>Welche Fehlermeldung wird angezeigt</text:p>
          </table:table-cell>
          <table:table-cell office:value-type="string" calcext:value-type="string">
            <text:p>Troubleshooting laut Bediennungsanleitung (Seite?) durchgeführt. Troubleshooting nach Rücksprache mit TBL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Ersatzteile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ügel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erät ist laut</text:p>
          </table:table-cell>
          <table:table-cell office:value-type="string" calcext:value-type="string">
            <text:p>Seit Wann? Woher kommt das Geräusch? Was wurde zuletzt gemacht?</text:p>
          </table:table-cell>
          <table:table-cell office:value-type="string" calcext:value-type="string">
            <text:p>Troubleshooting laut Bediennungsanleitung (Seite?) durchgeführt. Troubleshooting nach Rücksprache mit TBL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Allgemein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uft und Wasserreinigung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Kaffeebohnen werden nicht gemahlen</text:p>
          </table:table-cell>
          <table:table-cell office:value-type="string" calcext:value-type="string">
            <text:p>Ist der Mahlgrad richtig eingestellt?</text:p>
          </table:table-cell>
          <table:table-cell office:value-type="string" calcext:value-type="string">
            <text:p>Mahlgrad neu eingestellt</text:p>
          </table:table-cell>
          <table:table-cell office:value-type="string" calcext:value-type="string">
            <text:p>Problem behoben und erfolgreich neu versucht. Kunden darauf hingewiesen, dass nach Veränderung der Mahlgradeinstellung die Maschiene bis zu 10 tassen benötigt um ein optimales Ergebnis zu erzielen.</text:p>
          </table:table-cell>
          <table:table-cell table:number-columns-repeated="100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6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uGrow App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Kaffeebohnen werden nicht gemahlen</text:p>
          </table:table-cell>
          <table:table-cell office:value-type="string" calcext:value-type="string">
            <text:p>Ist das Mahlwerk blockiert?</text:p>
          </table:table-cell>
          <table:table-cell office:value-type="string" calcext:value-type="string">
            <text:p>Mahlwerk gereinigt</text:p>
          </table:table-cell>
          <table:table-cell office:value-type="string" calcext:value-type="string">
            <text:p>Problem behoben und erfolgreich neu versucht.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ilchpumpe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Kaffeebohnen werden nicht gemahlen</text:p>
          </table:table-cell>
          <table:table-cell office:value-type="string" calcext:value-type="string">
            <text:p>Startet der Mahlvorgang?</text:p>
          </table:table-cell>
          <table:table-cell office:value-type="string" calcext:value-type="string">
            <text:p>Mahlvorgang nicht möglich</text:p>
          </table:table-cell>
          <table:table-cell office:value-type="string" calcext:value-type="string">
            <text:p>Gerät zur Reparatur eingesendet.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abyflaschen &amp; Saug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Die Maschine verliert Wasser</text:p>
          </table:table-cell>
          <table:table-cell office:value-type="string" calcext:value-type="string">
            <text:p>Wieviel Wasser? Wo genau? Seit Wann? Welche Farbe hat das Wasser?</text:p>
          </table:table-cell>
          <table:table-cell office:value-type="string" calcext:value-type="string">
            <text:p>Troubleshooting laut Bediennungsanleitung (Seite?) durchgeführt. Troubleshooting nach Rücksprache mit TBL (Welches troubleshooting?)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Das Gerät zieht kein Wasser?</text:p>
          </table:table-cell>
          <table:table-cell office:value-type="string" calcext:value-type="string">
            <text:p>Wurde die Maschine entlüftet? Benutzt der Kunde einen Wasserfilter? Wann wurde das gerät zuletzt entkalkt?</text:p>
          </table:table-cell>
          <table:table-cell office:value-type="string" calcext:value-type="string">
            <text:p>Gerät entlüftet / entkalkt / Wasserfilter entfernt und neu versucht</text:p>
          </table:table-cell>
          <table:table-cell office:value-type="string" calcext:value-type="string">
            <text:p>Problem behoben und erfolgreich neu versucht. Problem nicht behoben, Gerät zur Werkstatt eingesendet. Kunde meldet sich sollte das Problem nach dem Troubleshooting weiterbestehen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laschenwärmer und Sterilisatore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Entkalkung (Wie?)</text:p>
          </table:table-cell>
          <table:table-cell office:value-type="string" calcext:value-type="string">
            <text:p>Wann wurde das letzte mal entkalkt?</text:p>
          </table:table-cell>
          <table:table-cell office:value-type="string" calcext:value-type="string">
            <text:p>Kunden durch Entkalkungsvorgang geleitet</text:p>
          </table:table-cell>
          <table:table-cell office:value-type="string" calcext:value-type="string">
            <text:p>Erfolgreich mit Kunden Gerät entkalkt.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ahrungszubereitung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Entkalkung (Wie?)</text:p>
          </table:table-cell>
          <table:table-cell office:value-type="string" calcext:value-type="string">
            <text:p>Kunden über Vorteile einer regelmäßigen Entkalkung informiert?</text:p>
          </table:table-cell>
          <table:table-cell office:value-type="string" calcext:value-type="string">
            <text:p>Kunden durch Entkalkungsvorgang geleitet</text:p>
          </table:table-cell>
          <table:table-cell office:value-type="string" calcext:value-type="string">
            <text:p>Erfolgreich mit Kunden Gerät entkalkt.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abyphone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Brühgruppe reinigen und fetten (Wie?/Warum?)</text:p>
          </table:table-cell>
          <table:table-cell office:value-type="string" calcext:value-type="string">
            <text:p>Kunden über Vorteile einer regelmäßigen Reinigung/Wartung informiert?</text:p>
          </table:table-cell>
          <table:table-cell office:value-type="string" calcext:value-type="string">
            <text:p>Kunden durch Reinigungsvorgang geleitet. Kunden auf BDA verwiesen.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Rasierer &amp; Haarschneid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Allgemeine Wartung</text:p>
          </table:table-cell>
          <table:table-cell office:value-type="string" calcext:value-type="string">
            <text:p>Kunden über Vorteile einer regelmäßigen Reinigung informiert? Kunden über Reinigungszyklen informiert</text:p>
          </table:table-cell>
          <table:table-cell office:value-type="string" calcext:value-type="string">
            <text:p>Kunden durch Reinigungsvorgang / Wartungsvorgang geleitet. Kunden auf BDA verwiesen.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autpfleg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erät geht nicht an</text:p>
          </table:table-cell>
          <table:table-cell office:value-type="string" calcext:value-type="string">
            <text:p>Ist die Maschiene am Sstrom angeschlossen?</text:p>
          </table:table-cell>
          <table:table-cell office:value-type="string" calcext:value-type="string">
            <text:p>Gerät an Strom angeschlossen.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aarentfernung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Das Gerät zieht kein Wasser?</text:p>
          </table:table-cell>
          <table:table-cell office:value-type="string" calcext:value-type="string">
            <text:p>Wann wurde das Gerät zuletzt entkalkt/entlüftet?</text:p>
          </table:table-cell>
          <table:table-cell office:value-type="string" calcext:value-type="string">
            <text:p>Gerät entkalkt/entlüftet und neu versucht</text:p>
          </table:table-cell>
          <table:table-cell office:value-type="string" calcext:value-type="string">
            <text:p>Problem behoben und erfolgreich neu versucht. Gerät zur Werkstatt eingesendet. Kunde meldet sich sollte das Problem nach dem Troubleshooting weiterbestehen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aarpfleg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Entkalkung (Wie?)</text:p>
          </table:table-cell>
          <table:table-cell office:value-type="string" calcext:value-type="string">
            <text:p>Wann wurde das letzte mal entkalkt?</text:p>
          </table:table-cell>
          <table:table-cell office:value-type="string" calcext:value-type="string">
            <text:p>Kunden durch Entkalkungsvorgang geleitet</text:p>
          </table:table-cell>
          <table:table-cell office:value-type="string" calcext:value-type="string">
            <text:p>Erfolgreich mit Kunden Gerät entkalkt.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onicar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Entkalkung (Wie?)</text:p>
          </table:table-cell>
          <table:table-cell office:value-type="string" calcext:value-type="string">
            <text:p>Kunden über Vorteile einer regelmäßigen Entkalkung informiert?</text:p>
          </table:table-cell>
          <table:table-cell office:value-type="string" calcext:value-type="string">
            <text:p>Kunden durch Entkalkungsvorgang geleitet</text:p>
          </table:table-cell>
          <table:table-cell office:value-type="string" calcext:value-type="string">
            <text:p>Erfolgreich mit Kunden Gerät entkalkt.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ürstenköpf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Allgemeine Wartung</text:p>
          </table:table-cell>
          <table:table-cell office:value-type="string" calcext:value-type="string">
            <text:p>Kunden über Vorteile einer regelmäßigen Reinigung informiert? Kunden über Reinigungszyklen informiert</text:p>
          </table:table-cell>
          <table:table-cell office:value-type="string" calcext:value-type="string">
            <text:p>Kunden durch Reinigungsvorgang / Wartungsvorgang geleitet. Kunden auf BDA verwiesen.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irfloss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erät geht nicht an</text:p>
          </table:table-cell>
          <table:table-cell office:value-type="string" calcext:value-type="string">
            <text:p>Ist die Maschiene am Strom angeschlossen?</text:p>
          </table:table-cell>
          <table:table-cell office:value-type="string" calcext:value-type="string">
            <text:p>Gerät an Strom angeschlossen.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chlaftherapi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Der Ein/Ausschalter blinkt schnell</text:p>
          </table:table-cell>
          <table:table-cell office:value-type="string" calcext:value-type="string">
            <text:p>Wurde die Maschine bereits neu gestartet?</text:p>
          </table:table-cell>
          <table:table-cell office:value-type="string" calcext:value-type="string">
            <text:p>Wassertank entnommen, Schwimmer (falls vorhanden) überprüft/entklemmt, Wassertank neu eingefügt</text:p>
          </table:table-cell>
          <table:table-cell office:value-type="string" calcext:value-type="string">
            <text:p>Problem behoben und neu versucht. Gerät ist innerhalb der Garantie neuen Wassertank (Nummer: xxxxxxx) über Parts bestellt. Gerät ist außerhalb der Garantie, Ersatzteil herausgesucht und Kunden über Kaufmöglichkeiten informiert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Infrarot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Maschine gibt keinen Kaffee aus</text:p>
          </table:table-cell>
          <table:table-cell office:value-type="string" calcext:value-type="string">
            <text:p>Ist der Padhalter verstopft? Wurde die Maschine regelmäßig entkalkt?</text:p>
          </table:table-cell>
          <table:table-cell office:value-type="string" calcext:value-type="string">
            <text:p>Anderen Padhalter verwendet. Gerät entkalkt und padhalter gereinigt.</text:p>
          </table:table-cell>
          <table:table-cell office:value-type="string" calcext:value-type="string">
            <text:p>Problem behoben und erfolgreich neu versucht. Problem nicht behoben, Gerät zur Werkstatt eingesendet. Kunde meldet sich sollte das Problem nach dem Troubleshooting weiterbestehen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lutdruckmessung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Die Entkalkungsanzeige erlischt nicht nach der Entkalkung</text:p>
          </table:table-cell>
          <table:table-cell office:value-type="string" calcext:value-type="string">
            <text:p>hat der Kunde die entkalkung nach BDA durchgeführt?</text:p>
          </table:table-cell>
          <table:table-cell office:value-type="string" calcext:value-type="string">
            <text:p>Kunden durch den Entkalkungsvorgang geleitet. Kunden auf BDA verwiesen.</text:p>
          </table:table-cell>
          <table:table-cell office:value-type="string" calcext:value-type="string">
            <text:p>Problem behoben und erfolgreich neu versucht. Problem nicht behoben, Gerät zur Werkstatt eingesendet. Kunde meldet sich sollte das Problem nach dem Troubleshooting weiterbestehen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Ton und Bild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Die Maschine verliert Wasser</text:p>
          </table:table-cell>
          <table:table-cell office:value-type="string" calcext:value-type="string">
            <text:p>Wieviel Wasser? Wo genau? Seit Wann? Welche Farbe hat das Wasser?</text:p>
          </table:table-cell>
          <table:table-cell office:value-type="string" calcext:value-type="string">
            <text:p>Troubleshooting laut Bediennungsanleitung (Seite?) durchgeführt. Troubleshooting nach Rücksprache mit TBL (Welches troubleshooting?)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PC / Tablets /Telefon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Das Gerät zieht kein Wasser?</text:p>
          </table:table-cell>
          <table:table-cell office:value-type="string" calcext:value-type="string">
            <text:p>Wann wurde das Gerät zuletzt entkalkt/entlüftet?</text:p>
          </table:table-cell>
          <table:table-cell office:value-type="string" calcext:value-type="string">
            <text:p>Gerät entkalkt/entlüftet und neu versucht</text:p>
          </table:table-cell>
          <table:table-cell office:value-type="string" calcext:value-type="string">
            <text:p>Problem behoben und erfolgreich neu versucht. Gerät zur Werkstatt eingesendet. Kunde meldet sich sollte das Problem nach dem Troubleshooting weiterbestehen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eleuchtung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Entkalkung (Wie?)</text:p>
          </table:table-cell>
          <table:table-cell office:value-type="string" calcext:value-type="string">
            <text:p>Wann wurde das letzte mal entkalkt?</text:p>
          </table:table-cell>
          <table:table-cell office:value-type="string" calcext:value-type="string">
            <text:p>Kunden durch Entkalkungsvorgang geleitet</text:p>
          </table:table-cell>
          <table:table-cell office:value-type="string" calcext:value-type="string">
            <text:p>Erfolgreich mit Kunden Gerät entkalkt.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Automobi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Entkalkung (Wie?)</text:p>
          </table:table-cell>
          <table:table-cell office:value-type="string" calcext:value-type="string">
            <text:p>Kunden über Vorteile einer regelmäßigen Entkalkung informiert?</text:p>
          </table:table-cell>
          <table:table-cell office:value-type="string" calcext:value-type="string">
            <text:p>Kunden durch Entkalkungsvorgang geleitet</text:p>
          </table:table-cell>
          <table:table-cell office:value-type="string" calcext:value-type="string">
            <text:p>Erfolgreich mit Kunden Gerät entkalkt.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Ander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llgemeine Wartung</text:p>
          </table:table-cell>
          <table:table-cell office:value-type="string" calcext:value-type="string">
            <text:p>Kunden über Vorteile einer regelmäßigen Reinigung informiert? Kunden über Reinigungszyklen informiert</text:p>
          </table:table-cell>
          <table:table-cell office:value-type="string" calcext:value-type="string">
            <text:p>Kunden durch Reinigungsvorgang / Wartungsvorgang geleitet. Kunden auf BDA verwiesen.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ll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Gerät geht nicht an</text:p>
          </table:table-cell>
          <table:table-cell office:value-type="string" calcext:value-type="string">
            <text:p>Ist die Maschiene am Strom angeschlossen?</text:p>
          </table:table-cell>
          <table:table-cell office:value-type="string" calcext:value-type="string">
            <text:p>Gerät an Strom angeschlossen.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lle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Gerät geht nicht an</text:p>
          </table:table-cell>
          <table:table-cell office:value-type="string" calcext:value-type="string">
            <text:p>Ist die Maschiene am Strom angeschlossen?</text:p>
          </table:table-cell>
          <table:table-cell office:value-type="string" calcext:value-type="string">
            <text:p>Gerät an Strom angeschlossen.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Alle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33" calcext:value-type="float">
            <text:p>33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Gerät geht spontan aus</text:p>
          </table:table-cell>
          <table:table-cell office:value-type="string" calcext:value-type="string">
            <text:p>Ist der Airfryer überhitzt</text:p>
          </table:table-cell>
          <table:table-cell office:value-type="string" calcext:value-type="string">
            <text:p>Airfryer abkühlen lassen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4" calcext:value-type="float">
            <text:p>4</text:p>
          </table:table-cell>
          <table:table-cell table:style-name="ce7" office:value-type="float" office:value="34" calcext:value-type="float">
            <text:p>34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Allgemeine Wartung</text:p>
          </table:table-cell>
          <table:table-cell office:value-type="string" calcext:value-type="string">
            <text:p>Kunden über Vorteile einer regelmäßigen Reinigung informiert? Kunden über Reinigungszyklen informiert</text:p>
          </table:table-cell>
          <table:table-cell office:value-type="string" calcext:value-type="string">
            <text:p>Kunden durch Reinigungsvorgang / Wartungsvorgang geleitet. Kunden auf BDA verwiesen.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 table:number-columns-repeated="7"/>
          <table:table-cell table:style-name="ce6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Das Gerät gibt weißen Rauch ab</text:p>
          </table:table-cell>
          <table:table-cell office:value-type="string" calcext:value-type="string">
            <text:p>Warum raucht das Ger</text:p>
          </table:table-cell>
          <table:table-cell office:value-type="string" calcext:value-type="string">
            <text:p>Kunden informiert, dass dies normal ist (zuviel Ol wird zu heiß)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Gerät geht nicht an</text:p>
          </table:table-cell>
          <table:table-cell office:value-type="string" calcext:value-type="string">
            <text:p>Ist die Maschiene am Strom angeschlossen?</text:p>
          </table:table-cell>
          <table:table-cell office:value-type="string" calcext:value-type="string">
            <text:p>Gerät an Strom angeschlossen.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7" calcext:value-type="float">
            <text:p>37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Wasser läuft aus</text:p>
          </table:table-cell>
          <table:table-cell office:value-type="string" calcext:value-type="string">
            <text:p>Ist der Wassertank beschädigt? Ist der Wassertank richtig eingesetzt? Wo läuft das Wasser aus? Seit wann läuft das Wasser aus?</text:p>
          </table:table-cell>
          <table:table-cell office:value-type="string" calcext:value-type="string">
            <text:p>Wassertank richtig eingesetzt. Wassertank auf Beschädigung überprüft? </text:p>
          </table:table-cell>
          <table:table-cell office:value-type="string" calcext:value-type="string">
            <text:p>Problem behoben und neu versucht. Gerät ist innerhalb der Garantie neuen Wassertank (Nummer: xxxxxxx) über Parts bestellt. Gerät ist außerhalb der Garantie, Ersatzteil herausgesucht und Kunden über Kaufmöglichkeiten informier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Entkalkung (Wie?)</text:p>
          </table:table-cell>
          <table:table-cell office:value-type="string" calcext:value-type="string">
            <text:p>Wann wurde das letzte mal entkalkt?</text:p>
          </table:table-cell>
          <table:table-cell office:value-type="string" calcext:value-type="string">
            <text:p>Kunden durch Entkalkungsvorgang geleitet</text:p>
          </table:table-cell>
          <table:table-cell office:value-type="string" calcext:value-type="string">
            <text:p>Erfolgreich mit Kunden Gerät entkalkt.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Reinigungsbürste geht nicht</text:p>
          </table:table-cell>
          <table:table-cell office:value-type="string" calcext:value-type="string">
            <text:p>Ist die Bürste verklemmt? Muss die Bürste getauscht werden?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Mein Staubsauger hat an Saugkraft verloren</text:p>
          </table:table-cell>
          <table:table-cell office:value-type="string" calcext:value-type="string">
            <text:p>Seit wann besteht dass Problem? Ist der Beutel/Auffangbehälter voll? Sind die Filter verstopft? Ist der Schlauch / die Bürste verstopft?</text:p>
          </table:table-cell>
          <table:table-cell office:value-type="string" calcext:value-type="string">
            <text:p>Troubleshooting laut Bediennungsanleitung (Seite?) durchgeführt. Troubleshooting nach Rücksprache mit TBL (Welches troubleshooting?)</text:p>
          </table:table-cell>
          <table:table-cell office:value-type="string" calcext:value-type="string">
            <text:p>Problem behoben und erfolgreich neu versucht. Gerät zur Werkstatt eingesendet. Kunde meldet sich sollte das Problem nach dem Troubleshooting weiterbestehen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41" calcext:value-type="float">
            <text:p>41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Gerät geht nicht an</text:p>
          </table:table-cell>
          <table:table-cell office:value-type="string" calcext:value-type="string">
            <text:p>Ist die Maschiene am Strom angeschlossen?</text:p>
          </table:table-cell>
          <table:table-cell office:value-type="string" calcext:value-type="string">
            <text:p>Gerät an Strom angeschlossen.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/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Gerät geht spontan aus</text:p>
          </table:table-cell>
          <table:table-cell office:value-type="string" calcext:value-type="string">
            <text:p>Ist das Gerät überhitzt?</text:p>
          </table:table-cell>
          <table:table-cell office:value-type="string" calcext:value-type="string">
            <text:p>Gerät abkühlen lassen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43" calcext:value-type="float">
            <text:p>43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Entkalkung (Wie?)</text:p>
          </table:table-cell>
          <table:table-cell office:value-type="string" calcext:value-type="string">
            <text:p>Wann wurde das letzte mal entkalkt?</text:p>
          </table:table-cell>
          <table:table-cell office:value-type="string" calcext:value-type="string">
            <text:p>Kunden durch Entkalkungsvorgang geleitet</text:p>
          </table:table-cell>
          <table:table-cell office:value-type="string" calcext:value-type="string">
            <text:p>Erfolgreich mit Kunden Gerät entkalkt.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Die Maschine verliert Wasser</text:p>
          </table:table-cell>
          <table:table-cell office:value-type="string" calcext:value-type="string">
            <text:p>Wieviel Wasser? Wo genau? Seit Wann? Welche Farbe hat das Wasser?</text:p>
          </table:table-cell>
          <table:table-cell office:value-type="string" calcext:value-type="string">
            <text:p>Troubleshooting laut Bediennungsanleitung (Seite?) durchgeführt. Troubleshooting nach Rücksprache mit TBL (Welches troubleshooting?)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45" calcext:value-type="float">
            <text:p>45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Wofür steht welcher Modus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unden über verschiedene Modi informiert (BDA Seite: *****) 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46" calcext:value-type="float">
            <text:p>46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Gerät geht nicht an</text:p>
          </table:table-cell>
          <table:table-cell office:value-type="string" calcext:value-type="string">
            <text:p>Ist die Maschiene am Strom angeschlossen?</text:p>
          </table:table-cell>
          <table:table-cell office:value-type="string" calcext:value-type="string">
            <text:p>Gerät an Strom angeschlossen.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47" calcext:value-type="float">
            <text:p>47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Gerät geht spontan aus</text:p>
          </table:table-cell>
          <table:table-cell office:value-type="string" calcext:value-type="string">
            <text:p>Ist das Gerät überhitzt?</text:p>
          </table:table-cell>
          <table:table-cell office:value-type="string" calcext:value-type="string">
            <text:p>Gerät abkühlen lassen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48" calcext:value-type="float">
            <text:p>48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Wofür steht welcher Modus?</text:p>
          </table:table-cell>
          <table:table-cell/>
          <table:table-cell office:value-type="string" calcext:value-type="string">
            <text:p>Kunden über verschiedene Modi informiert (BDA Seite: *****) 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49" calcext:value-type="float">
            <text:p>49</text:p>
          </table:table-cell>
          <table:table-cell/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Gerät ist laut</text:p>
          </table:table-cell>
          <table:table-cell office:value-type="string" calcext:value-type="string">
            <text:p>Seit Wann? Woher kommt das Geräusch? Was wurde zuletzt gemacht?</text:p>
          </table:table-cell>
          <table:table-cell office:value-type="string" calcext:value-type="string">
            <text:p>Troubleshooting laut Bediennungsanleitung (Seite?) durchgeführt. Troubleshooting nach Rücksprache mit TBL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Fehlermeldung</text:p>
          </table:table-cell>
          <table:table-cell office:value-type="string" calcext:value-type="string">
            <text:p>Welche Fehlermeldung wird angezeigt</text:p>
          </table:table-cell>
          <table:table-cell office:value-type="string" calcext:value-type="string">
            <text:p>Troubleshooting laut Bediennungsanleitung (Seite?) durchgeführt. Troubleshooting nach Rücksprache mit TBL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51" calcext:value-type="float">
            <text:p>51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Die Verbindung zum Philips Avent Smart-Babyphone bricht ständig ab</text:p>
          </table:table-cell>
          <table:table-cell/>
          <table:table-cell office:value-type="string" calcext:value-type="string">
            <text:p>Überprüfen Sie, ob Ihr Wi-Fi-Signal im Raum, in dem das Babyphone positioniert ist, stark genug und stabil ist. Die Download- und Upload-Geschwindigkeit am Standort des Philips Avent Smart-Babyphones sollte über 2 Mbit/s liegen, damit eine stabile Verbindung gewährleistet ist. Beträgt Ihre WLAN-Verbindung unter 2 Mbit/s? Ein WLAN-Repeater ist eine gute Lösung, um Ihre WLAN-Signalstärke zu verbessern. Wenn die WLAN-Verbindung auf Ihrem Smartgerät nicht stabil ist, überprüfen Sie, ob Ihre mobile Verbindung (3G oder 4G) ordnungsgemäß funktioniert, um die Verbindung mit dem Philips Avent Smart-Babyphone herzustellen.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Woher bekomme ich die App?</text:p>
          </table:table-cell>
          <table:table-cell/>
          <table:table-cell office:value-type="string" calcext:value-type="string">
            <text:p><text:s/>https://www.philips.de/c-m-mo/ugrow-babyentwicklungstracker </text:p>
          </table:table-cell>
          <table:table-cell office:value-type="string" calcext:value-type="string">
            <text:p>Kunden auf die Webseite geleitet und von dort in Apple App Store / Google Play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53" calcext:value-type="float">
            <text:p>53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Ist mein Smartphone kompatibel mit der uGrow App?</text:p>
          </table:table-cell>
          <table:table-cell office:value-type="string" calcext:value-type="string">
            <text:p>Welche Betriebssystem ist installiert </text:p>
          </table:table-cell>
          <table:table-cell/>
          <table:table-cell office:value-type="string" calcext:value-type="string">
            <text:p>Die uGrow App ist kompatibel mit Apple iPhones (Version 5S oder höher) und Android-Smartphones. Wenn du ein iPhone nutzt, muss iOS 8.1 oder höher installiert sein. Android-Nutzer benötigen Android 4.4 oder höher.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54" calcext:value-type="float">
            <text:p>54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Ich sehe zwei uGrow Apps im App Store. Welche soll ich herunterladen?</text:p>
          </table:table-cell>
          <table:table-cell table:number-columns-repeated="2"/>
          <table:table-cell table:style-name="ce8" office:value-type="string" calcext:value-type="string">
            <text:p>Du kannst zwei Apps sehen: eine App für den uGrow Smart Baby Monitor und die App "uGrow - Gesunde Entwicklung deines Babys". Die zweite ist die, die du brauchst. Wenn du auch die uGrow Smart Baby Monitor App nutzen willst, lade bitte beide Apps herunter.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33" calcext:value-type="float">
            <text:p>33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Gerät ist laut.</text:p>
          </table:table-cell>
          <table:table-cell office:value-type="string" calcext:value-type="string">
            <text:p>Seit Wann? Woher kommt das Geräusch? Was wurde zuletzt gemacht?</text:p>
          </table:table-cell>
          <table:table-cell office:value-type="string" calcext:value-type="string">
            <text:p>Troubleshooting laut Bediennungsanleitung (Seite?) durchgeführt. Troubleshooting nach Rücksprache mit TBL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33" calcext:value-type="float">
            <text:p>33</text:p>
          </table:table-cell>
          <table:table-cell table:style-name="ce7" office:value-type="float" office:value="56" calcext:value-type="float">
            <text:p>56</text:p>
          </table:table-cell>
          <table:table-cell/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Gerät geht nicht an.</text:p>
          </table:table-cell>
          <table:table-cell office:value-type="string" calcext:value-type="string">
            <text:p>Ist die Maschiene am Strom angeschlossen?</text:p>
          </table:table-cell>
          <table:table-cell office:value-type="string" calcext:value-type="string">
            <text:p>Gerät an Strom angeschlossen.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33" calcext:value-type="float">
            <text:p>33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Gerät geht spontan aus.</text:p>
          </table:table-cell>
          <table:table-cell office:value-type="string" calcext:value-type="string">
            <text:p>Ist das Gerät überhitzt?</text:p>
          </table:table-cell>
          <table:table-cell office:value-type="string" calcext:value-type="string">
            <text:p>Gerät abkühlen lassen</text:p>
          </table:table-cell>
          <table:table-cell office:value-type="string" calcext:value-type="string">
            <text:p>Problem behoben und erfolgreich neu versucht. Problem nicht behoben Gerät zur Reparatur eingesende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33" calcext:value-type="float">
            <text:p>33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Wofür steht welcher Modus?</text:p>
          </table:table-cell>
          <table:table-cell/>
          <table:table-cell office:value-type="string" calcext:value-type="string">
            <text:p>Kunden über verschiedene Modi informiert (BDA Seite: *****) 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6" office:value-type="float" office:value="33" calcext:value-type="float">
            <text:p>33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Gerät lädt nicht mehr</text:p>
          </table:table-cell>
          <table:table-cell office:value-type="string" calcext:value-type="string">
            <text:p>Haben Sie bereits ein anderes Ladeteil benutzt? Haben Sie bereits eine andere Steckdose benutzt? Blinkt die Ladelampe?</text:p>
          </table:table-cell>
          <table:table-cell/>
          <table:table-cell office:value-type="string" calcext:value-type="string">
            <text:p>Problem behoben und neu versucht. Gerät ist innerhalb der Garantie neues Ladegerät (Nummer: xxxxxxx) über Parts bestellt. Gerät ist außerhalb der Garantie, Ersatzteil herausgesucht und Kunden über Kaufmöglichkeiten informier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33" calcext:value-type="float">
            <text:p>33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llgemeine Wartung</text:p>
          </table:table-cell>
          <table:table-cell office:value-type="string" calcext:value-type="string">
            <text:p>Kunden über Vorteile einer regelmäßigen Reinigung informiert? Kunden über Reinigungszyklen informiert</text:p>
          </table:table-cell>
          <table:table-cell office:value-type="string" calcext:value-type="string">
            <text:p>Kunden durch Reinigungsvorgang / Wartungsvorgang geleitet. Kunden auf BDA verwiesen.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61" calcext:value-type="float">
            <text:p>61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Kunde hat Gerät aus Promotion nicht erhalten.</text:p>
          </table:table-cell>
          <table:table-cell office:value-type="string" calcext:value-type="string">
            <text:p>Um Welche Promo Aktion handlet es sich? Wann haben Sie sich registiriert?</text:p>
          </table:table-cell>
          <table:table-cell office:value-type="string" calcext:value-type="string">
            <text:p>Kunde ist in AYS vorhanden und vollständig registriert. Kunde ist in AYS aber Adresse fehlt. Kunde ist in AYS aber Rechnung fehlt.</text:p>
          </table:table-cell>
          <table:table-cell office:value-type="string" calcext:value-type="string">
            <text:p>&lt; 2 Wochen: Fehlende Daten, Kunde gebeten sich erneut zu registrieren, da Registrierung. <text:s/>&gt;2 Wochen: Fehlende Daten aufgenommen und an CBL eskaliert. &gt;4 Wochen: Daten erneut abgeglichen und an CBL eskaliert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62" calcext:value-type="float">
            <text:p>62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63" calcext:value-type="float">
            <text:p>63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65" calcext:value-type="float">
            <text:p>65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66" calcext:value-type="float">
            <text:p>66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67" calcext:value-type="float">
            <text:p>67</text:p>
          </table:table-cell>
          <table:table-cell/>
          <table:table-cell table:style-name="ce7" office:value-type="float" office:value="67" calcext:value-type="float">
            <text:p>67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68" calcext:value-type="float">
            <text:p>68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69" calcext:value-type="float">
            <text:p>69</text:p>
          </table:table-cell>
          <table:table-cell/>
          <table:table-cell table:style-name="ce7" office:value-type="float" office:value="69" calcext:value-type="float">
            <text:p>69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0" calcext:value-type="float">
            <text:p>70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1" calcext:value-type="float">
            <text:p>71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2" calcext:value-type="float">
            <text:p>72</text:p>
          </table:table-cell>
          <table:table-cell/>
          <table:table-cell table:style-name="ce7" office:value-type="float" office:value="72" calcext:value-type="float">
            <text:p>72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3" calcext:value-type="float">
            <text:p>73</text:p>
          </table:table-cell>
          <table:table-cell/>
          <table:table-cell table:style-name="ce7" office:value-type="float" office:value="73" calcext:value-type="float">
            <text:p>73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4" calcext:value-type="float">
            <text:p>74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5" calcext:value-type="float">
            <text:p>75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6" calcext:value-type="float">
            <text:p>76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7" calcext:value-type="float">
            <text:p>77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8" calcext:value-type="float">
            <text:p>78</text:p>
          </table:table-cell>
          <table:table-cell/>
          <table:table-cell table:style-name="ce7" office:value-type="float" office:value="78" calcext:value-type="float">
            <text:p>78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79" calcext:value-type="float">
            <text:p>79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0" calcext:value-type="float">
            <text:p>8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1" calcext:value-type="float">
            <text:p>81</text:p>
          </table:table-cell>
          <table:table-cell/>
          <table:table-cell table:style-name="ce7" office:value-type="float" office:value="81" calcext:value-type="float">
            <text:p>81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2" calcext:value-type="float">
            <text:p>82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3" calcext:value-type="float">
            <text:p>83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4" calcext:value-type="float">
            <text:p>84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5" calcext:value-type="float">
            <text:p>85</text:p>
          </table:table-cell>
          <table:table-cell/>
          <table:table-cell table:style-name="ce7" office:value-type="float" office:value="85" calcext:value-type="float">
            <text:p>85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6" calcext:value-type="float">
            <text:p>86</text:p>
          </table:table-cell>
          <table:table-cell/>
          <table:table-cell table:style-name="ce7" office:value-type="float" office:value="86" calcext:value-type="float">
            <text:p>86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7" calcext:value-type="float">
            <text:p>87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8" calcext:value-type="float">
            <text:p>88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89" calcext:value-type="float">
            <text:p>89</text:p>
          </table:table-cell>
          <table:table-cell/>
          <table:table-cell table:style-name="ce7" office:value-type="float" office:value="89" calcext:value-type="float">
            <text:p>89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90" calcext:value-type="float">
            <text:p>90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91" calcext:value-type="float">
            <text:p>91</text:p>
          </table:table-cell>
          <table:table-cell/>
          <table:table-cell table:style-name="ce7" office:value-type="float" office:value="91" calcext:value-type="float">
            <text:p>91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92" calcext:value-type="float">
            <text:p>92</text:p>
          </table:table-cell>
          <table:table-cell/>
          <table:table-cell table:style-name="ce7" office:value-type="float" office:value="92" calcext:value-type="float">
            <text:p>92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93" calcext:value-type="float">
            <text:p>93</text:p>
          </table:table-cell>
          <table:table-cell/>
          <table:table-cell table:style-name="ce7" office:value-type="float" office:value="93" calcext:value-type="float">
            <text:p>93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94" calcext:value-type="float">
            <text:p>94</text:p>
          </table:table-cell>
          <table:table-cell/>
          <table:table-cell table:style-name="ce7" office:value-type="float" office:value="94" calcext:value-type="float">
            <text:p>94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95" calcext:value-type="float">
            <text:p>95</text:p>
          </table:table-cell>
          <table:table-cell/>
          <table:table-cell table:style-name="ce7" office:value-type="float" office:value="95" calcext:value-type="float">
            <text:p>95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96" calcext:value-type="float">
            <text:p>96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/>
          <table:table-cell table:style-name="ce7" office:value-type="float" office:value="97" calcext:value-type="float">
            <text:p>97</text:p>
          </table:table-cell>
          <table:table-cell/>
          <table:table-cell table:style-name="ce7" office:value-type="float" office:value="97" calcext:value-type="float">
            <text:p>97</text:p>
          </table:table-cell>
          <table:table-cell table:number-columns-repeated="1013"/>
        </table:table-row>
        <table:table-row table:style-name="ro3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1-18T11:21:11Z</meta:creation-date>
    <dc:date>2017-11-25T11:22:31.398671974</dc:date>
    <meta:editing-cycles>45</meta:editing-cycles>
    <meta:editing-duration>PT1H43M30S</meta:editing-duration>
    <meta:document-statistic meta:table-count="1" meta:cell-count="621" meta:object-count="0"/>
  </office:meta>
</office:document-meta>
</file>